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82a36"/>
      <style:paragraph-properties fo:line-height="135%" fo:background-color="#282a36"/>
    </style:style>
    <style:style style:name="P2" style:family="paragraph" style:parent-style-name="Standard">
      <loext:graphic-properties draw:fill="solid" draw:fill-color="#282a36"/>
      <style:paragraph-properties fo:line-height="135%" fo:background-color="#282a36"/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>
      <style:paragraph-properties fo:margin-top="0.1665in" fo:margin-bottom="0.1665in" loext:contextual-spacing="false" fo:line-height="100%"/>
    </style:style>
    <style:style style:name="P4" style:family="paragraph" style:parent-style-name="Standard">
      <loext:graphic-properties draw:fill="solid" draw:fill-color="#282a36"/>
      <style:paragraph-properties fo:margin-top="0.1665in" fo:margin-bottom="0.1665in" loext:contextual-spacing="false" fo:line-height="135%" fo:background-color="#282a36"/>
    </style:style>
    <style:style style:name="P5" style:family="paragraph" style:parent-style-name="Standard">
      <loext:graphic-properties draw:fill="solid" draw:fill-color="#282a36"/>
      <style:paragraph-properties fo:margin-top="0.1665in" fo:margin-bottom="0.1665in" loext:contextual-spacing="false" fo:line-height="135%" fo:background-color="#282a36"/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7" style:family="paragraph" style:parent-style-name="Heading_20_3" style:master-page-name="Standard">
      <style:paragraph-properties fo:margin-top="0.1945in" fo:margin-bottom="0.0555in" loext:contextual-spacing="false" fo:line-height="100%" fo:keep-together="auto" style:page-number="1" fo:keep-with-next="auto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color="#ff79c6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8be9fd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8be9fd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6" style:family="text">
      <style:text-properties fo:color="#50fa7b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50fa7b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8" style:family="text">
      <style:text-properties fo:color="#e9f284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f1fa8c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ffb86c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11" style:family="text">
      <style:text-properties fo:color="#6272a4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188038" style:font-name="Roboto Mono" style:font-name-asian="Roboto Mono1" style:font-name-complex="Roboto Mono1"/>
    </style:style>
    <style:style style:name="T13" style:family="text">
      <style:text-properties fo:color="#bd93f9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bd93f9" style:font-name="Courier New" fo:font-size="10.5pt" fo:font-style="italic" style:font-name-asian="Courier New1" style:font-size-asian="10.5pt" style:font-style-asian="italic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cw42069zcyud"/><text:span text:style-name="T1">Passo 1: Definir o Modelo no FastAPI</text:span></text:p>
      <text:p text:style-name="P3">Primeiro, crie um modelo Pydantic no FastAPI que definirá a estrutura dos dados que você espera receber:</text:p>
      <text:p text:style-name="P1"><text:span text:style-name="T2">from</text:span><text:span text:style-name="T3"> fastapi </text:span><text:span text:style-name="T2">import</text:span><text:span text:style-name="T3"> FastAPI</text:span></text:p>
      <text:p text:style-name="P1"><text:span text:style-name="T2">from</text:span><text:span text:style-name="T3"> pydantic </text:span><text:span text:style-name="T2">import</text:span><text:span text:style-name="T3"> BaseModel</text:span></text:p>
      <text:p text:style-name="P2"/>
      <text:p text:style-name="P1"><text:span text:style-name="T3">app </text:span><text:span text:style-name="T2">=</text:span><text:span text:style-name="T3"> FastAPI()</text:span></text:p>
      <text:p text:style-name="P2"/>
      <text:p text:style-name="P1"><text:span text:style-name="T2">class</text:span><text:span text:style-name="T3"> </text:span><text:span text:style-name="T4">Formulario</text:span><text:span text:style-name="T3">(</text:span><text:span text:style-name="T5">BaseModel</text:span><text:span text:style-name="T3">):</text:span></text:p>
      <text:p text:style-name="P1"><text:span text:style-name="T3"><text:s text:c="4"/>nome: </text:span><text:span text:style-name="T5">str</text:span></text:p>
      <text:p text:style-name="P1"><text:span text:style-name="T3"><text:s text:c="4"/>idade: </text:span><text:span text:style-name="T5">int</text:span></text:p>
      <text:p text:style-name="P1"><text:span text:style-name="T3"><text:s text:c="4"/>nacionalidadeBrasileira: </text:span><text:span text:style-name="T5">bool</text:span></text:p>
      <text:p text:style-name="P1"><text:span text:style-name="T3"><text:s text:c="4"/>sexo: </text:span><text:span text:style-name="T5">str</text:span></text:p>
      <text:p text:style-name="P2"/>
      <text:p text:style-name="P1"><text:span text:style-name="T6">@app.post</text:span><text:span text:style-name="T3">(</text:span><text:span text:style-name="T8">"</text:span><text:span text:style-name="T9">/formulario</text:span><text:span text:style-name="T8">"</text:span><text:span text:style-name="T3">)</text:span></text:p>
      <text:p text:style-name="P1"><text:span text:style-name="T2">async</text:span><text:span text:style-name="T3"> </text:span><text:span text:style-name="T2">def</text:span><text:span text:style-name="T3"> </text:span><text:span text:style-name="T6">receber_formulario</text:span><text:span text:style-name="T3">(</text:span><text:span text:style-name="T10">formulario</text:span><text:span text:style-name="T2">:</text:span><text:span text:style-name="T3"> Formulario):</text:span></text:p>
      <text:p text:style-name="P1"><text:span text:style-name="T3"><text:s text:c="4"/></text:span><text:span text:style-name="T11"># Processar os dados recebidos conforme necessário</text:span></text:p>
      <text:p text:style-name="P1"><text:span text:style-name="T3"><text:s text:c="4"/></text:span><text:span text:style-name="T2">return</text:span><text:span text:style-name="T3"> {</text:span><text:span text:style-name="T8">"</text:span><text:span text:style-name="T9">mensagem</text:span><text:span text:style-name="T8">"</text:span><text:span text:style-name="T3">: </text:span><text:span text:style-name="T8">"</text:span><text:span text:style-name="T9">Dados recebidos</text:span><text:span text:style-name="T8">"</text:span><text:span text:style-name="T3">, </text:span><text:span text:style-name="T8">"</text:span><text:span text:style-name="T9">dados</text:span><text:span text:style-name="T8">"</text:span><text:span text:style-name="T3">: formulario}</text:span></text:p>
      <text:p text:style-name="P2"/>
      <text:p text:style-name="P2"/>
      <text:p text:style-name="Standard"/>
      <text:p text:style-name="Standard"><text:soft-page-break/></text:p>
      <text:p text:style-name="P6"><text:bookmark text:name="_l2l32ekltn8m"/><text:span text:style-name="T1">Passo 2: Criar o Formulário no Angular/Html</text:span></text:p>
      <text:p text:style-name="P3">Crie um formulário no seu componente Angular usando o <text:span text:style-name="T12">FormsModule</text:span>. Certifique-se de que cada campo esteja vinculado a uma propriedade única no seu componente:</text:p>
      <text:p text:style-name="P1"><text:span text:style-name="T11">&lt;!-- app.component.html --&gt;</text:span></text:p>
      <text:p text:style-name="P1"><text:span text:style-name="T3">&lt;</text:span><text:span text:style-name="T2">form</text:span><text:span text:style-name="T3"> </text:span><text:span text:style-name="T7">(submit)</text:span><text:span text:style-name="T2">=</text:span><text:span text:style-name="T8">"</text:span><text:span text:style-name="T9">enviarDados()</text:span><text:span text:style-name="T8">"</text:span><text:span text:style-name="T3">&gt;</text:span></text:p>
      <text:p text:style-name="P1"><text:span text:style-name="T3"><text:s text:c="4"/>&lt;</text:span><text:span text:style-name="T2">label</text:span><text:span text:style-name="T3"> </text:span><text:span text:style-name="T7">for</text:span><text:span text:style-name="T2">=</text:span><text:span text:style-name="T8">"</text:span><text:span text:style-name="T9">nome</text:span><text:span text:style-name="T8">"</text:span><text:span text:style-name="T3">&gt;Nome:&lt;/</text:span><text:span text:style-name="T2">label</text:span><text:span text:style-name="T3">&gt;</text:span></text:p>
      <text:p text:style-name="P1"><text:span text:style-name="T3"><text:s text:c="4"/>&lt;</text:span><text:span text:style-name="T2">input</text:span><text:span text:style-name="T3"> </text:span><text:span text:style-name="T7">type</text:span><text:span text:style-name="T2">=</text:span><text:span text:style-name="T8">"</text:span><text:span text:style-name="T9">text</text:span><text:span text:style-name="T8">"</text:span><text:span text:style-name="T3"> </text:span><text:span text:style-name="T7">id</text:span><text:span text:style-name="T2">=</text:span><text:span text:style-name="T8">"</text:span><text:span text:style-name="T9">nome</text:span><text:span text:style-name="T8">"</text:span><text:span text:style-name="T3"> </text:span><text:span text:style-name="T7">[(ngModel)]</text:span><text:span text:style-name="T2">=</text:span><text:span text:style-name="T8">"</text:span><text:span text:style-name="T9">nome</text:span><text:span text:style-name="T8">"</text:span><text:span text:style-name="T3"> </text:span><text:span text:style-name="T7">name</text:span><text:span text:style-name="T2">=</text:span><text:span text:style-name="T8">"</text:span><text:span text:style-name="T9">nome</text:span><text:span text:style-name="T8">"</text:span><text:span text:style-name="T3">&gt;</text:span></text:p>
      <text:p text:style-name="P1"><text:span text:style-name="T3"><text:s text:c="3"/></text:span></text:p>
      <text:p text:style-name="P1"><text:span text:style-name="T3"><text:s text:c="4"/>&lt;</text:span><text:span text:style-name="T2">label</text:span><text:span text:style-name="T3"> </text:span><text:span text:style-name="T7">for</text:span><text:span text:style-name="T2">=</text:span><text:span text:style-name="T8">"</text:span><text:span text:style-name="T9">idade</text:span><text:span text:style-name="T8">"</text:span><text:span text:style-name="T3">&gt;Idade:&lt;/</text:span><text:span text:style-name="T2">label</text:span><text:span text:style-name="T3">&gt;</text:span></text:p>
      <text:p text:style-name="P1"><text:span text:style-name="T3"><text:s text:c="4"/>&lt;</text:span><text:span text:style-name="T2">input</text:span><text:span text:style-name="T3"> </text:span><text:span text:style-name="T7">type</text:span><text:span text:style-name="T2">=</text:span><text:span text:style-name="T8">"</text:span><text:span text:style-name="T9">number</text:span><text:span text:style-name="T8">"</text:span><text:span text:style-name="T3"> </text:span><text:span text:style-name="T7">id</text:span><text:span text:style-name="T2">=</text:span><text:span text:style-name="T8">"</text:span><text:span text:style-name="T9">idade</text:span><text:span text:style-name="T8">"</text:span><text:span text:style-name="T3"> </text:span><text:span text:style-name="T7">[(ngModel)]</text:span><text:span text:style-name="T2">=</text:span><text:span text:style-name="T8">"</text:span><text:span text:style-name="T9">idade</text:span><text:span text:style-name="T8">"</text:span><text:span text:style-name="T3"> </text:span><text:span text:style-name="T7">name</text:span><text:span text:style-name="T2">=</text:span><text:span text:style-name="T8">"</text:span><text:span text:style-name="T9">idade</text:span><text:span text:style-name="T8">"</text:span><text:span text:style-name="T3">&gt;</text:span></text:p>
      <text:p text:style-name="P1"><text:span text:style-name="T3"><text:s text:c="3"/></text:span></text:p>
      <text:p text:style-name="P1"><text:span text:style-name="T3"><text:s text:c="4"/>&lt;</text:span><text:span text:style-name="T2">label</text:span><text:span text:style-name="T3"> </text:span><text:span text:style-name="T7">for</text:span><text:span text:style-name="T2">=</text:span><text:span text:style-name="T8">"</text:span><text:span text:style-name="T9">nacionalidade</text:span><text:span text:style-name="T8">"</text:span><text:span text:style-name="T3">&gt;Nacionalidade Brasileira:&lt;/</text:span><text:span text:style-name="T2">label</text:span><text:span text:style-name="T3">&gt;</text:span></text:p>
      <text:p text:style-name="P1"><text:span text:style-name="T3"><text:s text:c="4"/>&lt;</text:span><text:span text:style-name="T2">input</text:span><text:span text:style-name="T3"> </text:span><text:span text:style-name="T7">type</text:span><text:span text:style-name="T2">=</text:span><text:span text:style-name="T8">"</text:span><text:span text:style-name="T9">checkbox</text:span><text:span text:style-name="T8">"</text:span><text:span text:style-name="T3"> </text:span><text:span text:style-name="T7">id</text:span><text:span text:style-name="T2">=</text:span><text:span text:style-name="T8">"</text:span><text:span text:style-name="T9">nacionalidade</text:span><text:span text:style-name="T8">"</text:span><text:span text:style-name="T3"> </text:span><text:span text:style-name="T7">[(ngModel)]</text:span><text:span text:style-name="T2">=</text:span><text:span text:style-name="T8">"</text:span><text:span text:style-name="T9">nacionalidadeBrasileira</text:span><text:span text:style-name="T8">"</text:span><text:span text:style-name="T3"> </text:span><text:span text:style-name="T7">name</text:span><text:span text:style-name="T2">=</text:span><text:span text:style-name="T8">"</text:span><text:span text:style-name="T9">nacionalidadeBrasileira</text:span><text:span text:style-name="T8">"</text:span><text:span text:style-name="T3">&gt;</text:span></text:p>
      <text:p text:style-name="P1"><text:span text:style-name="T3"><text:s text:c="3"/></text:span></text:p>
      <text:p text:style-name="P1"><text:span text:style-name="T3"><text:s text:c="4"/>&lt;</text:span><text:span text:style-name="T2">label</text:span><text:span text:style-name="T3"> </text:span><text:span text:style-name="T7">for</text:span><text:span text:style-name="T2">=</text:span><text:span text:style-name="T8">"</text:span><text:span text:style-name="T9">sexo</text:span><text:span text:style-name="T8">"</text:span><text:span text:style-name="T3">&gt;Sexo:&lt;/</text:span><text:span text:style-name="T2">label</text:span><text:span text:style-name="T3">&gt;</text:span></text:p>
      <text:p text:style-name="P1"><text:span text:style-name="T3"><text:s text:c="4"/>&lt;</text:span><text:span text:style-name="T2">input</text:span><text:span text:style-name="T3"> </text:span><text:span text:style-name="T7">type</text:span><text:span text:style-name="T2">=</text:span><text:span text:style-name="T8">"</text:span><text:span text:style-name="T9">radio</text:span><text:span text:style-name="T8">"</text:span><text:span text:style-name="T3"> </text:span><text:span text:style-name="T7">id</text:span><text:span text:style-name="T2">=</text:span><text:span text:style-name="T8">"</text:span><text:span text:style-name="T9">masculino</text:span><text:span text:style-name="T8">"</text:span><text:span text:style-name="T3"> </text:span><text:span text:style-name="T7">[(ngModel)]</text:span><text:span text:style-name="T2">=</text:span><text:span text:style-name="T8">"</text:span><text:span text:style-name="T9">sexo</text:span><text:span text:style-name="T8">"</text:span><text:span text:style-name="T3"> </text:span><text:span text:style-name="T7">name</text:span><text:span text:style-name="T2">=</text:span><text:span text:style-name="T8">"</text:span><text:span text:style-name="T9">sexo</text:span><text:span text:style-name="T8">"</text:span><text:span text:style-name="T3"> </text:span><text:span text:style-name="T7">value</text:span><text:span text:style-name="T2">=</text:span><text:span text:style-name="T8">"</text:span><text:span text:style-name="T9">Masculino</text:span><text:span text:style-name="T8">"</text:span><text:span text:style-name="T3">&gt;Masculino</text:span></text:p>
      <text:p text:style-name="P1"><text:span text:style-name="T3"><text:s text:c="4"/>&lt;</text:span><text:span text:style-name="T2">input</text:span><text:span text:style-name="T3"> </text:span><text:span text:style-name="T7">type</text:span><text:span text:style-name="T2">=</text:span><text:span text:style-name="T8">"</text:span><text:span text:style-name="T9">radio</text:span><text:span text:style-name="T8">"</text:span><text:span text:style-name="T3"> </text:span><text:span text:style-name="T7">id</text:span><text:span text:style-name="T2">=</text:span><text:span text:style-name="T8">"</text:span><text:span text:style-name="T9">feminino</text:span><text:span text:style-name="T8">"</text:span><text:span text:style-name="T3"> </text:span><text:span text:style-name="T7">[(ngModel)]</text:span><text:span text:style-name="T2">=</text:span><text:span text:style-name="T8">"</text:span><text:span text:style-name="T9">sexo</text:span><text:span text:style-name="T8">"</text:span><text:span text:style-name="T3"> </text:span><text:span text:style-name="T7">name</text:span><text:span text:style-name="T2">=</text:span><text:span text:style-name="T8">"</text:span><text:span text:style-name="T9">sexo</text:span><text:span text:style-name="T8">"</text:span><text:span text:style-name="T3"> </text:span><text:span text:style-name="T7">value</text:span><text:span text:style-name="T2">=</text:span><text:span text:style-name="T8">"</text:span><text:span text:style-name="T9">Feminino</text:span><text:span text:style-name="T8">"</text:span><text:span text:style-name="T3">&gt;Feminino</text:span></text:p>
      <text:p text:style-name="P1"><text:span text:style-name="T3"><text:s text:c="3"/></text:span></text:p>
      <text:p text:style-name="P1"><text:span text:style-name="T3"><text:s text:c="4"/>&lt;</text:span><text:span text:style-name="T2">button</text:span><text:span text:style-name="T3"> </text:span><text:span text:style-name="T7">type</text:span><text:span text:style-name="T2">=</text:span><text:span text:style-name="T8">"</text:span><text:span text:style-name="T9">submit</text:span><text:span text:style-name="T8">"</text:span><text:span text:style-name="T3">&gt;Enviar&lt;/</text:span><text:span text:style-name="T2">button</text:span><text:span text:style-name="T3">&gt;</text:span></text:p>
      <text:p text:style-name="P1"><text:span text:style-name="T3"><text:s text:c="2"/>&lt;/</text:span><text:span text:style-name="T2">form</text:span><text:span text:style-name="T3">&gt;</text:span></text:p>
      <text:p text:style-name="P1"><text:span text:style-name="T3"><text:s/></text:span></text:p>
      <text:p text:style-name="Standard"><text:soft-page-break/></text:p>
      <text:p text:style-name="Standard"/>
      <text:p text:style-name="P6"><text:bookmark text:name="_87t6oanyn8sr"/><text:span text:style-name="T1">Passo 3: Preparar o Componente Angular</text:span></text:p>
      <text:p text:style-name="P3">No seu componente Angular, inicialize as propriedades e crie o método <text:span text:style-name="T12">enviarDados()</text:span> que utilizará <text:span text:style-name="T12">DataService</text:span> para enviar os dados:</text:p>
      <text:p text:style-name="P1"><text:span text:style-name="T11">// app.component.ts</text:span></text:p>
      <text:p text:style-name="P1"><text:span text:style-name="T2">import</text:span><text:span text:style-name="T3"> { Component } </text:span><text:span text:style-name="T2">from</text:span><text:span text:style-name="T3"> </text:span><text:span text:style-name="T8">'</text:span><text:span text:style-name="T9">@angular/core</text:span><text:span text:style-name="T8">'</text:span><text:span text:style-name="T3">;</text:span></text:p>
      <text:p text:style-name="P1"><text:span text:style-name="T2">import</text:span><text:span text:style-name="T3"> { DataService } </text:span><text:span text:style-name="T2">from</text:span><text:span text:style-name="T3"> </text:span><text:span text:style-name="T8">'</text:span><text:span text:style-name="T9">./data.service</text:span><text:span text:style-name="T8">'</text:span><text:span text:style-name="T3">; </text:span><text:span text:style-name="T11">// Ajuste o caminho conforme necessário</text:span></text:p>
      <text:p text:style-name="P2"/>
      <text:p text:style-name="P1"><text:span text:style-name="T3">@</text:span><text:span text:style-name="T6">Component</text:span><text:span text:style-name="T3">({</text:span></text:p>
      <text:p text:style-name="P1"><text:span text:style-name="T3"><text:s text:c="2"/>selector</text:span><text:span text:style-name="T2">:</text:span><text:span text:style-name="T3"> </text:span><text:span text:style-name="T8">'</text:span><text:span text:style-name="T9">app-root</text:span><text:span text:style-name="T8">'</text:span><text:span text:style-name="T3">,</text:span></text:p>
      <text:p text:style-name="P1"><text:span text:style-name="T3"><text:s text:c="2"/>templateUrl</text:span><text:span text:style-name="T2">:</text:span><text:span text:style-name="T3"> </text:span><text:span text:style-name="T8">'</text:span><text:span text:style-name="T9">./app.component.html</text:span><text:span text:style-name="T8">'</text:span><text:span text:style-name="T3">,</text:span></text:p>
      <text:p text:style-name="P1"><text:span text:style-name="T3"><text:s text:c="2"/>styleUrls</text:span><text:span text:style-name="T2">:</text:span><text:span text:style-name="T3"> [</text:span><text:span text:style-name="T8">'</text:span><text:span text:style-name="T9">./app.component.css</text:span><text:span text:style-name="T8">'</text:span><text:span text:style-name="T3">]</text:span></text:p>
      <text:p text:style-name="P1"><text:span text:style-name="T3">})</text:span></text:p>
      <text:p text:style-name="P1"><text:span text:style-name="T2">export</text:span><text:span text:style-name="T3"> </text:span><text:span text:style-name="T2">class</text:span><text:span text:style-name="T3"> </text:span><text:span text:style-name="T4">AppComponent</text:span><text:span text:style-name="T3"> {</text:span></text:p>
      <text:p text:style-name="P1"><text:span text:style-name="T3"><text:s text:c="2"/>nome</text:span><text:span text:style-name="T2">:</text:span><text:span text:style-name="T3"> </text:span><text:span text:style-name="T5">string</text:span><text:span text:style-name="T3"> </text:span><text:span text:style-name="T2">=</text:span><text:span text:style-name="T3"> </text:span><text:span text:style-name="T8">''</text:span><text:span text:style-name="T3">;</text:span></text:p>
      <text:p text:style-name="P1"><text:span text:style-name="T3"><text:s text:c="2"/>idade</text:span><text:span text:style-name="T2">:</text:span><text:span text:style-name="T3"> </text:span><text:span text:style-name="T5">number</text:span><text:span text:style-name="T3"> </text:span><text:span text:style-name="T2">|</text:span><text:span text:style-name="T3"> </text:span><text:span text:style-name="T5">null</text:span><text:span text:style-name="T3"> </text:span><text:span text:style-name="T2">=</text:span><text:span text:style-name="T3"> </text:span><text:span text:style-name="T13">null</text:span><text:span text:style-name="T3">;</text:span></text:p>
      <text:p text:style-name="P1"><text:span text:style-name="T3"><text:s text:c="2"/>nacionalidadeBrasileira</text:span><text:span text:style-name="T2">:</text:span><text:span text:style-name="T3"> </text:span><text:span text:style-name="T5">boolean</text:span><text:span text:style-name="T3"> </text:span><text:span text:style-name="T2">=</text:span><text:span text:style-name="T3"> </text:span><text:span text:style-name="T13">false</text:span><text:span text:style-name="T3">;</text:span></text:p>
      <text:p text:style-name="P1"><text:span text:style-name="T3"><text:s text:c="2"/>sexo</text:span><text:span text:style-name="T2">:</text:span><text:span text:style-name="T3"> </text:span><text:span text:style-name="T5">string</text:span><text:span text:style-name="T3"> </text:span><text:span text:style-name="T2">=</text:span><text:span text:style-name="T3"> </text:span><text:span text:style-name="T8">''</text:span><text:span text:style-name="T3">;</text:span></text:p>
      <text:p text:style-name="P2"/>
      <text:p text:style-name="P1"><text:span text:style-name="T3"><text:s text:c="2"/></text:span><text:span text:style-name="T2">constructor</text:span><text:span text:style-name="T3">(</text:span><text:span text:style-name="T2">private</text:span><text:span text:style-name="T3"> </text:span><text:span text:style-name="T10">dataService</text:span><text:span text:style-name="T2">:</text:span><text:span text:style-name="T3"> </text:span><text:span text:style-name="T5">DataService</text:span><text:span text:style-name="T3">) {}</text:span></text:p>
      <text:p text:style-name="P2"/>
      <text:p text:style-name="P1"><text:soft-page-break/><text:span text:style-name="T3"><text:s text:c="2"/></text:span><text:span text:style-name="T6">enviarDados</text:span><text:span text:style-name="T3">() {</text:span></text:p>
      <text:p text:style-name="P1"><text:span text:style-name="T3"><text:s text:c="4"/></text:span><text:span text:style-name="T2">const</text:span><text:span text:style-name="T3"> </text:span><text:span text:style-name="T13">formulario</text:span><text:span text:style-name="T3"> </text:span><text:span text:style-name="T2">=</text:span><text:span text:style-name="T3"> {</text:span></text:p>
      <text:p text:style-name="P1"><text:span text:style-name="T3"><text:s text:c="4"/>nome</text:span><text:span text:style-name="T2">:</text:span><text:span text:style-name="T3"> </text:span><text:span text:style-name="T14">this</text:span><text:span text:style-name="T3">.nome,</text:span></text:p>
      <text:p text:style-name="P1"><text:span text:style-name="T3"><text:s text:c="4"/>idade</text:span><text:span text:style-name="T2">:</text:span><text:span text:style-name="T3"> </text:span><text:span text:style-name="T14">this</text:span><text:span text:style-name="T3">.idade,</text:span></text:p>
      <text:p text:style-name="P1"><text:span text:style-name="T3"><text:s text:c="4"/>nacionalidadeBrasileira</text:span><text:span text:style-name="T2">:</text:span><text:span text:style-name="T3"> </text:span><text:span text:style-name="T14">this</text:span><text:span text:style-name="T3">.nacionalidadeBrasileira,</text:span></text:p>
      <text:p text:style-name="P1"><text:span text:style-name="T3"><text:s text:c="4"/>sexo</text:span><text:span text:style-name="T2">:</text:span><text:span text:style-name="T3"> </text:span><text:span text:style-name="T14">this</text:span><text:span text:style-name="T3">.sexo</text:span></text:p>
      <text:p text:style-name="P1"><text:span text:style-name="T3"><text:s text:c="4"/>};</text:span></text:p>
      <text:p text:style-name="P2"/>
      <text:p text:style-name="P1"><text:span text:style-name="T3"><text:s text:c="4"/></text:span><text:span text:style-name="T14">this</text:span><text:span text:style-name="T3">.dataService.</text:span><text:span text:style-name="T6">enviarDado</text:span><text:span text:style-name="T3">(</text:span><text:span text:style-name="T13">formulario</text:span><text:span text:style-name="T3">).</text:span><text:span text:style-name="T6">subscribe</text:span><text:span text:style-name="T3">({</text:span></text:p>
      <text:p text:style-name="P1"><text:span text:style-name="T3"><text:s text:c="4"/></text:span><text:span text:style-name="T6">next</text:span><text:span text:style-name="T2">:</text:span><text:span text:style-name="T3"> (</text:span><text:span text:style-name="T10">response</text:span><text:span text:style-name="T3">) </text:span><text:span text:style-name="T2">=&gt;</text:span><text:span text:style-name="T3"> </text:span><text:span text:style-name="T13">console</text:span><text:span text:style-name="T3">.</text:span><text:span text:style-name="T6">log</text:span><text:span text:style-name="T3">(</text:span><text:span text:style-name="T8">'</text:span><text:span text:style-name="T9">Resposta recebida:</text:span><text:span text:style-name="T8">'</text:span><text:span text:style-name="T3">, </text:span><text:span text:style-name="T10">response</text:span><text:span text:style-name="T3">),</text:span></text:p>
      <text:p text:style-name="P1"><text:span text:style-name="T3"><text:s text:c="4"/></text:span><text:span text:style-name="T6">error</text:span><text:span text:style-name="T2">:</text:span><text:span text:style-name="T3"> (</text:span><text:span text:style-name="T10">error</text:span><text:span text:style-name="T3">) </text:span><text:span text:style-name="T2">=&gt;</text:span><text:span text:style-name="T3"> </text:span><text:span text:style-name="T13">console</text:span><text:span text:style-name="T3">.</text:span><text:span text:style-name="T6">error</text:span><text:span text:style-name="T3">(</text:span><text:span text:style-name="T8">'</text:span><text:span text:style-name="T9">Erro ao enviar dados:</text:span><text:span text:style-name="T8">'</text:span><text:span text:style-name="T3">, </text:span><text:span text:style-name="T10">error</text:span><text:span text:style-name="T3">)</text:span></text:p>
      <text:p text:style-name="P1"><text:span text:style-name="T3"><text:s text:c="4"/>});</text:span></text:p>
      <text:p text:style-name="P1"><text:span text:style-name="T3"><text:s text:c="2"/>}</text:span></text:p>
      <text:p text:style-name="P1"><text:span text:style-name="T3">}</text:span></text:p>
      <text:p text:style-name="P2"/>
      <text:p text:style-name="P2"/>
      <text:p text:style-name="Standard"/>
      <text:p text:style-name="Standard"/>
      <text:p text:style-name="P6"><text:bookmark text:name="_2tv9bznhirei"/><text:span text:style-name="T1">Passo 4: Implementar o DataService</text:span></text:p>
      <text:p text:style-name="P3">Crie ou atualize o <text:span text:style-name="T12">DataService</text:span> para enviar os dados para o FastAPI:</text:p>
      <text:p text:style-name="P1"><text:span text:style-name="T11">// data.service.ts</text:span></text:p>
      <text:p text:style-name="P1"><text:soft-page-break/><text:span text:style-name="T2">import</text:span><text:span text:style-name="T3"> { Injectable } </text:span><text:span text:style-name="T2">from</text:span><text:span text:style-name="T3"> </text:span><text:span text:style-name="T8">'</text:span><text:span text:style-name="T9">@angular/core</text:span><text:span text:style-name="T8">'</text:span><text:span text:style-name="T3">;</text:span></text:p>
      <text:p text:style-name="P1"><text:span text:style-name="T2">import</text:span><text:span text:style-name="T3"> { HttpClient } </text:span><text:span text:style-name="T2">from</text:span><text:span text:style-name="T3"> </text:span><text:span text:style-name="T8">'</text:span><text:span text:style-name="T9">@angular/common/http</text:span><text:span text:style-name="T8">'</text:span><text:span text:style-name="T3">;</text:span></text:p>
      <text:p text:style-name="P2"/>
      <text:p text:style-name="P1"><text:span text:style-name="T3">@</text:span><text:span text:style-name="T6">Injectable</text:span><text:span text:style-name="T3">({</text:span></text:p>
      <text:p text:style-name="P1"><text:span text:style-name="T3"><text:s text:c="2"/>providedIn</text:span><text:span text:style-name="T2">:</text:span><text:span text:style-name="T3"> </text:span><text:span text:style-name="T8">'</text:span><text:span text:style-name="T9">root</text:span><text:span text:style-name="T8">'</text:span></text:p>
      <text:p text:style-name="P1"><text:span text:style-name="T3">})</text:span></text:p>
      <text:p text:style-name="P1"><text:span text:style-name="T2">export</text:span><text:span text:style-name="T3"> </text:span><text:span text:style-name="T2">class</text:span><text:span text:style-name="T3"> </text:span><text:span text:style-name="T4">DataService</text:span><text:span text:style-name="T3"> {</text:span></text:p>
      <text:p text:style-name="P1"><text:span text:style-name="T3"><text:s text:c="2"/></text:span><text:span text:style-name="T2">constructor</text:span><text:span text:style-name="T3">(</text:span><text:span text:style-name="T2">private</text:span><text:span text:style-name="T3"> </text:span><text:span text:style-name="T10">http</text:span><text:span text:style-name="T2">:</text:span><text:span text:style-name="T3"> </text:span><text:span text:style-name="T5">HttpClient</text:span><text:span text:style-name="T3">) {}</text:span></text:p>
      <text:p text:style-name="P2"/>
      <text:p text:style-name="P1"><text:span text:style-name="T3"><text:s text:c="2"/></text:span><text:span text:style-name="T6">enviarDado</text:span><text:span text:style-name="T3">(</text:span><text:span text:style-name="T10">dado</text:span><text:span text:style-name="T2">:</text:span><text:span text:style-name="T3"> </text:span><text:span text:style-name="T5">any</text:span><text:span text:style-name="T3">) {</text:span></text:p>
      <text:p text:style-name="P1"><text:span text:style-name="T3"><text:s text:c="4"/></text:span><text:span text:style-name="T2">const</text:span><text:span text:style-name="T3"> </text:span><text:span text:style-name="T13">url</text:span><text:span text:style-name="T3"> </text:span><text:span text:style-name="T2">=</text:span><text:span text:style-name="T3"> </text:span><text:span text:style-name="T8">'</text:span><text:span text:style-name="T9">http://localhost:8000/formulario</text:span><text:span text:style-name="T8">'</text:span><text:span text:style-name="T3">; </text:span><text:span text:style-name="T11">// Ajuste para a URL correta</text:span></text:p>
      <text:p text:style-name="P1"><text:span text:style-name="T3"><text:s text:c="4"/></text:span><text:span text:style-name="T2">return</text:span><text:span text:style-name="T3"> </text:span><text:span text:style-name="T14">this</text:span><text:span text:style-name="T3">.http.</text:span><text:span text:style-name="T6">post</text:span><text:span text:style-name="T3">(</text:span><text:span text:style-name="T13">url</text:span><text:span text:style-name="T3">, </text:span><text:span text:style-name="T10">dado</text:span><text:span text:style-name="T3">);</text:span></text:p>
      <text:p text:style-name="P1"><text:span text:style-name="T3"><text:s text:c="2"/>}</text:span></text:p>
      <text:p text:style-name="P1"><text:span text:style-name="T3">}</text:span></text:p>
      <text:p text:style-name="P2"/>
      <text:p text:style-name="P2"/>
      <text:p text:style-name="Standard"/>
      <text:p text:style-name="Standard"/>
      <text:p text:style-name="P6"><text:bookmark text:name="_3obnup4pflfk"/><text:span text:style-name="T1">Passo 5: Importar o FormsModule</text:span></text:p>
      <text:p text:style-name="P3">No seu módulo Angular (<text:span text:style-name="T12">app.component.ts</text:span>), importe o <text:span text:style-name="T12">FormsModule</text:span> para garantir que o <text:span text:style-name="T12">ngModel</text:span> funcione corretamente:</text:p>
      <text:p text:style-name="P4"><text:span text:style-name="T2">import</text:span><text:span text:style-name="T3"> { Component } </text:span><text:span text:style-name="T2">from</text:span><text:span text:style-name="T3"> </text:span><text:span text:style-name="T8">'</text:span><text:span text:style-name="T9">@angular/core</text:span><text:span text:style-name="T8">'</text:span><text:span text:style-name="T3">;</text:span></text:p>
      <text:p text:style-name="P4"><text:soft-page-break/><text:span text:style-name="T2">import</text:span><text:span text:style-name="T3"> { RouterOutlet } </text:span><text:span text:style-name="T2">from</text:span><text:span text:style-name="T3"> </text:span><text:span text:style-name="T8">'</text:span><text:span text:style-name="T9">@angular/router</text:span><text:span text:style-name="T8">'</text:span><text:span text:style-name="T3">;</text:span></text:p>
      <text:p text:style-name="P4"><text:span text:style-name="T2">import</text:span><text:span text:style-name="T3"> { DataService } </text:span><text:span text:style-name="T2">from</text:span><text:span text:style-name="T3"> </text:span><text:span text:style-name="T8">'</text:span><text:span text:style-name="T9">./data.service</text:span><text:span text:style-name="T8">'</text:span><text:span text:style-name="T3">;</text:span></text:p>
      <text:p text:style-name="P4"><text:span text:style-name="T2">import</text:span><text:span text:style-name="T3"> { CommonModule } </text:span><text:span text:style-name="T2">from</text:span><text:span text:style-name="T3"> </text:span><text:span text:style-name="T8">'</text:span><text:span text:style-name="T9">@angular/common</text:span><text:span text:style-name="T8">'</text:span><text:span text:style-name="T3">;</text:span></text:p>
      <text:p text:style-name="P4"><text:span text:style-name="T2">import</text:span><text:span text:style-name="T3"> { FormsModule } </text:span><text:span text:style-name="T2">from</text:span><text:span text:style-name="T3"> </text:span><text:span text:style-name="T8">'</text:span><text:span text:style-name="T9">@angular/forms</text:span><text:span text:style-name="T8">'</text:span><text:span text:style-name="T3">;</text:span></text:p>
      <text:p text:style-name="P5"/>
      <text:p text:style-name="P4"><text:span text:style-name="T3">@</text:span><text:span text:style-name="T4">Component</text:span><text:span text:style-name="T3">({</text:span></text:p>
      <text:p text:style-name="P4"><text:span text:style-name="T3"><text:s text:c="2"/>selector</text:span><text:span text:style-name="T2">:</text:span><text:span text:style-name="T3"> </text:span><text:span text:style-name="T8">'</text:span><text:span text:style-name="T9">app-root</text:span><text:span text:style-name="T8">'</text:span><text:span text:style-name="T3">,</text:span></text:p>
      <text:p text:style-name="P4"><text:span text:style-name="T3"><text:s text:c="2"/>standalone</text:span><text:span text:style-name="T2">:</text:span><text:span text:style-name="T3"> </text:span><text:span text:style-name="T13">true</text:span><text:span text:style-name="T3">,</text:span></text:p>
      <text:p text:style-name="P4"><text:span text:style-name="T3"><text:s text:c="2"/>imports</text:span><text:span text:style-name="T2">:</text:span><text:span text:style-name="T3"> [</text:span><text:span text:style-name="T4">RouterOutlet</text:span><text:span text:style-name="T3">, </text:span><text:span text:style-name="T4">CommonModule</text:span><text:span text:style-name="T3">, </text:span><text:span text:style-name="T4">FormsModule</text:span><text:span text:style-name="T3">],</text:span></text:p>
      <text:p text:style-name="P4"><text:span text:style-name="T3"><text:s text:c="2"/>templateUrl</text:span><text:span text:style-name="T2">:</text:span><text:span text:style-name="T3"> </text:span><text:span text:style-name="T8">'</text:span><text:span text:style-name="T9">./app.component.html</text:span><text:span text:style-name="T8">'</text:span><text:span text:style-name="T3">,</text:span></text:p>
      <text:p text:style-name="P4"><text:span text:style-name="T3"><text:s text:c="2"/>styleUrl</text:span><text:span text:style-name="T2">:</text:span><text:span text:style-name="T3"> </text:span><text:span text:style-name="T8">'</text:span><text:span text:style-name="T9">./app.component.css</text:span><text:span text:style-name="T8">'</text:span></text:p>
      <text:p text:style-name="P4"><text:span text:style-name="T3">})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2" meta:word-count="376" meta:character-count="3434" meta:non-whitespace-character-count="2981"/>
    <meta:generator>LibreOfficeDev/6.0.5.2$Linux_X86_64 LibreOffice_project/</meta:generator>
  </office:meta>
</office:document-meta>
</file>